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Alarm.OAlarm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Event.OEvent( OProcess owner , OActiv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Event.getCorrelato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EventHandler.OEventHandler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